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c13c" officeooo:paragraph-rsid="001ac13c"/>
    </style:style>
    <style:style style:name="P2" style:family="paragraph" style:parent-style-name="Standard">
      <style:text-properties officeooo:rsid="001bfc39" officeooo:paragraph-rsid="001bfc39"/>
    </style:style>
    <style:style style:name="P3" style:family="paragraph" style:parent-style-name="Standard">
      <style:text-properties officeooo:rsid="001d1b08" officeooo:paragraph-rsid="001d1b08"/>
    </style:style>
    <style:style style:name="P4" style:family="paragraph" style:parent-style-name="Standard">
      <style:text-properties style:font-name="Calibri" officeooo:rsid="001ac13c" officeooo:paragraph-rsid="001ac13c"/>
    </style:style>
    <style:style style:name="P5" style:family="paragraph" style:parent-style-name="Standard">
      <style:text-properties style:font-name="Calibri" officeooo:paragraph-rsid="001ac13c"/>
    </style:style>
    <style:style style:name="P6" style:family="paragraph" style:parent-style-name="Standard">
      <style:text-properties style:font-name="Calibri" officeooo:rsid="001bfc39" officeooo:paragraph-rsid="001bfc39"/>
    </style:style>
    <style:style style:name="P7" style:family="paragraph" style:parent-style-name="Standard">
      <style:text-properties style:font-name="Calibri" officeooo:rsid="001e31d0" officeooo:paragraph-rsid="001e31d0"/>
    </style:style>
    <style:style style:name="P8" style:family="paragraph" style:parent-style-name="Standard">
      <style:text-properties style:font-name="Calibri" officeooo:rsid="001e31d0" officeooo:paragraph-rsid="001e42a8"/>
    </style:style>
    <style:style style:name="P9" style:family="paragraph" style:parent-style-name="Standard">
      <style:text-properties style:font-name="Calibri" officeooo:rsid="001e31d0" officeooo:paragraph-rsid="002b935a"/>
    </style:style>
    <style:style style:name="P10" style:family="paragraph" style:parent-style-name="Standard">
      <style:text-properties style:font-name="Calibri" officeooo:rsid="001e42a8" officeooo:paragraph-rsid="001e42a8"/>
    </style:style>
    <style:style style:name="P11" style:family="paragraph" style:parent-style-name="Standard">
      <style:text-properties style:font-name="Calibri" officeooo:rsid="001e42a8" officeooo:paragraph-rsid="002b935a"/>
    </style:style>
    <style:style style:name="P12" style:family="paragraph" style:parent-style-name="Standard">
      <style:text-properties style:font-name="Calibri" officeooo:rsid="00255c77" officeooo:paragraph-rsid="00255c77"/>
    </style:style>
    <style:style style:name="P13" style:family="paragraph" style:parent-style-name="Standard">
      <style:text-properties style:font-name="Calibri" officeooo:rsid="0025803e" officeooo:paragraph-rsid="0025803e"/>
    </style:style>
    <style:style style:name="P14" style:family="paragraph" style:parent-style-name="Standard">
      <style:text-properties style:font-name="Calibri" officeooo:rsid="00276a03" officeooo:paragraph-rsid="00276a03"/>
    </style:style>
    <style:style style:name="P15" style:family="paragraph" style:parent-style-name="Standard">
      <style:text-properties style:font-name="Calibri" officeooo:rsid="001d1b08" officeooo:paragraph-rsid="001d1b08"/>
    </style:style>
    <style:style style:name="P16" style:family="paragraph" style:parent-style-name="Standard">
      <style:text-properties style:font-name="Calibri" officeooo:rsid="0029163e" officeooo:paragraph-rsid="0029163e"/>
    </style:style>
    <style:style style:name="P17" style:family="paragraph" style:parent-style-name="Standard">
      <style:paragraph-properties fo:break-before="page"/>
      <style:text-properties style:font-name="Calibri" officeooo:rsid="001e31d0" officeooo:paragraph-rsid="001e31d0"/>
    </style:style>
    <style:style style:name="P18" style:family="paragraph" style:parent-style-name="Standard">
      <style:text-properties style:font-name="Calibri" officeooo:rsid="00276a03" officeooo:paragraph-rsid="00276a03"/>
    </style:style>
    <style:style style:name="P19" style:family="paragraph" style:parent-style-name="Standard">
      <style:text-properties style:font-name="Calibri" officeooo:rsid="002cd991" officeooo:paragraph-rsid="002cd991"/>
    </style:style>
    <style:style style:name="P20" style:family="paragraph" style:parent-style-name="Preformatted_20_Text">
      <style:text-properties style:font-name="Calibri" officeooo:rsid="002cd991" officeooo:paragraph-rsid="002cd991"/>
    </style:style>
    <style:style style:name="T1" style:family="text">
      <style:text-properties officeooo:rsid="001ac13c"/>
    </style:style>
    <style:style style:name="T2" style:family="text">
      <style:text-properties style:font-name="Calibri"/>
    </style:style>
    <style:style style:name="T3" style:family="text">
      <style:text-properties officeooo:rsid="001e42a8"/>
    </style:style>
    <style:style style:name="T4" style:family="text">
      <style:text-properties officeooo:rsid="002b935a"/>
    </style:style>
    <style:style style:name="T5" style:family="text">
      <style:text-properties officeooo:rsid="002c73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developer.mozilla.org/fr/docs/Mozilla/Add-ons/WebExtensions/Getting_started_with_web-ext" text:style-name="Internet_20_link" text:visited-style-name="Visited_20_Internet_20_Link"><text:span text:style-name="T2">https://developer.mozilla.org/fr/docs/Mozilla/Add-ons/WebExtensions/Getting_started_with_web-ext</text:span></text:a></text:p>
      <text:p text:style-name="P4"/>
      <text:p text:style-name="P5"><text:span text:style-name="T1">“</text:span><text:bookmark text:name="Tester_dans_Firefox_pour_Android"/>Tester dans Firefox pour Android<text:bookmark text:name="Tester_dans_Firefox_pour_Android1"/>"</text:p>
      <text:p text:style-name="P5"/>
      <text:p text:style-name="P5"/>
      <text:p text:style-name="P5"/>
      <text:p text:style-name="P2"><text:span text:style-name="T2">Pour pouvoir activer le débogage sur Android : </text:span><text:a xlink:type="simple" xlink:href="https://developer.android.com/training/basics/firstapp/running-app" text:style-name="Internet_20_link" text:visited-style-name="Visited_20_Internet_20_Link"><text:span text:style-name="T2">https://developer.android.com/training/basics/firstapp/running-app</text:span></text:a></text:p>
      <text:p text:style-name="P6"/>
      <text:p text:style-name="P6"/>
      <text:p text:style-name="P6"/>
      <text:p text:style-name="P3"><text:span text:style-name="T2">Sur firefox android : </text:span><text:a xlink:type="simple" xlink:href="../../../../../../storage/6263-3031/borderify-1.0.zip" text:style-name="Internet_20_link" text:visited-style-name="Visited_20_Internet_20_Link"><text:span text:style-name="T2">file:///storage/6263-3031/borderify-1.0.zip</text:span></text:a></text:p>
      <text:p text:style-name="P15"/>
      <text:p text:style-name="P15"/>
      <text:p text:style-name="P15"/>
      <text:p text:style-name="P15"/>
      <text:p text:style-name="P16">Dans </text:p>
      <text:p text:style-name="P7">Zipper avec web-ext : web-ext build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/>
      <text:p text:style-name="P7"/>
      <text:p text:style-name="P7"/>
      <text:p text:style-name="P7">Finalement : </text:p>
      <text:p text:style-name="P7"/>
      <text:p text:style-name="P9">Dans le manifest.json <text:span text:style-name="T3">l’id est </text:span><text:a xlink:type="simple" xlink:href="mailto:videodetection@example.com" text:style-name="Internet_20_link" text:visited-style-name="Visited_20_Internet_20_Link"><text:span text:style-name="T3">videodetection@example.com</text:span></text:a></text:p>
      <text:p text:style-name="P8"/>
      <text:p text:style-name="P11">Dans <text:span text:style-name="T5">videodetection</text:span> : zip -r -FS ../<text:span text:style-name="T4">videodetection</text:span>@example.com.xpi *</text:p>
      <text:p text:style-name="P10"/>
      <text:p text:style-name="P11">puis dans webExtension : adb push <text:span text:style-name="T4">videodetection</text:span>@example.com.xpi /mnt/sdcard/FirefoxExt</text:p>
      <text:p text:style-name="P10"/>
      <text:p text:style-name="P10"/>
      <text:p text:style-name="P10">Sur le téléphone dans Firefox : </text:p>
      <text:p text:style-name="P10"><text:a xlink:type="simple" xlink:href="../../../../../../storage/6263-3031/FirefoxExt" text:style-name="Internet_20_link" text:visited-style-name="Visited_20_Internet_20_Link">file:///storage/6263-3031/FirefoxExt</text:a></text:p>
      <text:p text:style-name="P11">Puis on clique sur <text:a xlink:type="simple" xlink:href="mailto:videodetection@example.com.xpi" text:style-name="Internet_20_link" text:visited-style-name="Visited_20_Internet_20_Link"><text:span text:style-name="T4">videodetection</text:span></text:a><text:a xlink:type="simple" xlink:href="mailto:videodetection@example.com.xpi" text:style-name="Internet_20_link" text:visited-style-name="Visited_20_Internet_20_Link">@example.com.xpi</text:a> </text:p>
      <text:p text:style-name="P10"/>
      <text:p text:style-name="P10">Ca s’installe, et c’est bon ! </text:p>
      <text:p text:style-name="P10"/>
      <text:p text:style-name="P10"/>
      <text:p text:style-name="P10"/>
      <text:p text:style-name="P12">style-scope ytd-video-primary-info-renderer</text:p>
      <text:p text:style-name="P12"/>
      <text:p text:style-name="P13">yt-formatted-string class=”style-scope ytd-video-primary-info-renderer</text:p>
      <text:p text:style-name="P13"/>
      <text:p text:style-name="P13"/>
      <text:p text:style-name="P14">&lt;meta itemprop=”name” content=”W’z Saison 1 EPISODE 1”&gt;</text:p>
      <text:p text:style-name="P14"/>
      <text:p text:style-name="P14"/>
      <text:p text:style-name="P14"/>
      <text:p text:style-name="P14"/>
      <text:p text:style-name="P19">Pour utiliser AniList API : </text:p>
      <text:p text:style-name="P20">$ npm install node-fetch --save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3:59:54.503732404</meta:creation-date>
    <meta:generator>LibreOffice/5.1.6.2$Linux_X86_64 LibreOffice_project/10m0$Build-2</meta:generator>
    <dc:date>2019-03-07T11:22:38.845353841</dc:date>
    <meta:editing-duration>PT5H41M4S</meta:editing-duration>
    <meta:editing-cycles>11</meta:editing-cycles>
    <meta:document-statistic meta:table-count="0" meta:image-count="0" meta:object-count="0" meta:page-count="2" meta:paragraph-count="19" meta:word-count="92" meta:character-count="948" meta:non-whitespace-character-count="870"/>
  </office:meta>
</office:document-meta>
</file>